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officeooo:rsid="0000dd73" officeooo:paragraph-rsid="0000dd73"/>
    </style:style>
    <style:style style:name="P2" style:family="paragraph" style:parent-style-name="Standard">
      <style:text-properties officeooo:paragraph-rsid="0000dd73"/>
    </style:style>
    <style:style style:name="P3" style:family="paragraph" style:parent-style-name="Standard">
      <style:text-properties officeooo:paragraph-rsid="0001fb1b"/>
    </style:style>
    <style:style style:name="P4" style:family="paragraph" style:parent-style-name="Standard">
      <style:text-properties officeooo:rsid="00026877" officeooo:paragraph-rsid="00026877"/>
    </style:style>
    <style:style style:name="P5" style:family="paragraph" style:parent-style-name="Standard">
      <style:text-properties officeooo:paragraph-rsid="00026877"/>
    </style:style>
    <style:style style:name="T1" style:family="text">
      <style:text-properties style:font-name="Bahnschrift" officeooo:rsid="0000dd73"/>
    </style:style>
    <style:style style:name="T2" style:family="text">
      <style:text-properties style:font-name="Bahnschrift" officeooo:rsid="0001fb1b"/>
    </style:style>
    <style:style style:name="T3" style:family="text">
      <style:text-properties style:font-name="Bahnschrift" officeooo:rsid="00026877"/>
    </style:style>
    <style:style style:name="T4" style:family="text">
      <style:text-properties style:font-name="Bahnschrift" officeooo:rsid="000386b9"/>
    </style:style>
    <style:style style:name="T5" style:family="text">
      <style:text-properties style:text-position="super 58%" style:font-name="Bahnschrift" officeooo:rsid="0000dd73"/>
    </style:style>
    <style:style style:name="T6" style:family="text">
      <style:text-properties officeooo:rsid="00026877"/>
    </style:style>
    <style:style style:name="T7" style:family="text">
      <style:text-properties officeooo:rsid="000386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P_MidTerm_Plant Video script and notes</text:p>
      <text:p text:style-name="P1"/>
      <text:p text:style-name="P2"><text:span text:style-name="T1">Greetings from IoT Land, I am JP and this is my 2</text:span><text:span text:style-name="T5">nd</text:span><text:span text:style-name="T1"> Mid Term Project: Space Biosphere: automated plant watering and environmental sensor system for the Deep Dive boot camp in ABQ NM 2024. </text:span><text:span text:style-name="T2">Lets get started!</text:span></text:p>
      <text:p text:style-name="P2"><text:span text:style-name="T1"/></text:p>
      <text:p text:style-name="P3"><text:span text:style-name="T2">Our class project b</text:span><text:span text:style-name="T3">egan</text:span><text:span text:style-name="T2"> with list of requirements features/functions. First on the list was a design document- mine is the read me file in out Photon 2 project. The</text:span><text:span text:style-name="T3">n</text:span><text:span text:style-name="T2"> I began working on <text:s/>flow charts to outline code operations and lastly the design concept for the terrarium.</text:span></text:p>
      <text:p text:style-name="P3"><text:span text:style-name="T2"/></text:p>
      <text:p text:style-name="P5"><text:span text:style-name="T2">T</text:span><text:span text:style-name="T3">he Photon 2 is the brain and controller of our projects, we have to employ 3 SEEED sensors </text:span><text:span text:style-name="T1">and </text:span><text:span text:style-name="T3">a </text:span><text:span text:style-name="T1">BME</text:span><text:span text:style-name="T3">280</text:span><text:span text:style-name="T1"> providi</text:span><text:span text:style-name="T3">ng</text:span><text:span text:style-name="T1"> readings for Air Quality, Dust and soil moisture levels </text:span><text:span text:style-name="T3">along</text:span><text:span text:style-name="T1"> Temp, Pressure, </text:span><text:span text:style-name="T3">and</text:span><text:span text:style-name="T1"> Humidit</text:span><text:span text:style-name="T3">y. The goal is to be able to water the plant and check environmental levels: the </text:span><text:span text:style-name="T1">Soil moisture readings will be calculated into a comparison formula that will check the moisture value every 30 minutes, upon reading a “Dry” level value, the program </text:span><text:span text:style-name="T4">function</text:span><text:span text:style-name="T1"> will turn on the water pump for 1 second allowing enough flow to water the pot. </text:span></text:p>
      <text:p text:style-name="P5"><text:span text:style-name="T1"/></text:p>
      <text:p text:style-name="P5"><text:span text:style-name="T3">The sensor readings and code functions </text:span><text:span text:style-name="T4">are </text:span><text:span text:style-name="T3">displayed locally to a OLED </text:span><text:span text:style-name="T4">and also</text:span><text:span text:style-name="T3"> to our Adafruit.IO </text:span><text:span text:style-name="T4">web </text:span><text:span text:style-name="T3">dashboard t</text:span><text:span text:style-name="T4">hat will include a </text:span><text:span text:style-name="T3">remote button for manually operating the water pump.</text:span></text:p>
      <text:p text:style-name="P4"><text:span text:style-name="T1"/></text:p>
      <text:p text:style-name="P4"><text:span text:style-name="T1"/></text:p>
      <text:p text:style-name="P3"><text:span text:style-name="T2"/></text:p>
      <text:p text:style-name="P3"><text:span text:style-name="T2">I began with a fun name to get me in the proper mood: Space Biossphere Terrarium :</text:span><text:span text:style-name="T3">)</text:span><text:span text:style-name="T2"> flow charts for code functions and operations </text:span><text:span text:style-name="T1">with the photon 2 micro-controller, <text:s/>included 4 unique sensors,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4-03-03T12:26:40.030000000</dc:date>
    <meta:editing-duration>PT2M45S</meta:editing-duration>
    <meta:editing-cycles>1</meta:editing-cycles>
    <meta:document-statistic meta:table-count="0" meta:image-count="0" meta:object-count="0" meta:page-count="1" meta:paragraph-count="6" meta:word-count="248" meta:character-count="1436" meta:non-whitespace-character-count="1191"/>
  </office:meta>
</office:document-meta>
</file>